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32cm" fo:min-width="5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81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3.84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647cm" fo:min-width="5.57cm"/>
    </style:style>
    <style:style style:name="gr12" style:family="graphic" style:parent-style-name="standard">
      <style:graphic-properties draw:stroke="dash" draw:stroke-dash="Line_20_Style_20_9" draw:marker-end="Arrow" draw:fill-color="#ffffff" draw:textarea-horizontal-align="justify" draw:textarea-vertical-align="middle" draw:auto-grow-height="false" fo:min-height="1.674cm" fo:min-width="14.532cm"/>
    </style:style>
    <style:style style:name="gr13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528cm" fo:min-width="11.94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4.572cm" svg:y1="10.414cm" svg:x2="4.588cm" svg:y2="19.304cm">
          <text:p/>
        </draw:line>
        <draw:line draw:style-name="gr1" draw:text-style-name="P1" draw:layer="layout" svg:x1="17.272cm" svg:y1="5.334cm" svg:x2="17.356cm" svg:y2="19.304cm">
          <text:p/>
        </draw:line>
        <draw:line draw:style-name="gr1" draw:text-style-name="P1" draw:layer="layout" svg:x1="25.4cm" svg:y1="2.032cm" svg:x2="25.4cm" svg:y2="19.294cm">
          <text:p/>
        </draw:line>
        <draw:frame draw:style-name="gr2" draw:text-style-name="P3" draw:layer="layout" svg:width="5.696cm" svg:height="2.384cm" svg:x="1.832cm" svg:y="9.372cm">
          <draw:text-box>
            <text:p text:style-name="P2">UE </text:p>
          </draw:text-box>
        </draw:frame>
        <draw:frame draw:style-name="gr2" draw:text-style-name="P3" draw:layer="layout" svg:width="7.61cm" svg:height="2.384cm" svg:x="13.538cm" svg:y="4.326cm">
          <draw:text-box>
            <text:p text:style-name="P2">SCN</text:p>
            <text:p text:style-name="P2"/>
          </draw:text-box>
        </draw:frame>
        <draw:frame draw:style-name="gr2" draw:text-style-name="P3" draw:layer="layout" svg:width="2.32cm" svg:height="2.384cm" svg:x="24.248cm" svg:y="1.082cm">
          <draw:text-box>
            <text:p text:style-name="P2">HN</text:p>
          </draw:text-box>
        </draw:frame>
        <draw:line draw:style-name="gr3" draw:text-style-name="P1" draw:layer="layout" svg:x1="11.33cm" svg:y1="11.994cm" svg:x2="4.606cm" svg:y2="11.994cm">
          <text:p/>
        </draw:line>
        <draw:line draw:style-name="gr3" draw:text-style-name="P1" draw:layer="layout" svg:x1="4.606cm" svg:y1="17.788cm" svg:x2="11.43cm" svg:y2="17.788cm">
          <text:p/>
        </draw:line>
        <draw:line draw:style-name="gr3" draw:text-style-name="P1" draw:layer="layout" svg:x1="17.356cm" svg:y1="6.536cm" svg:x2="25.36cm" svg:y2="6.546cm">
          <text:p/>
        </draw:line>
        <draw:line draw:style-name="gr3" draw:text-style-name="P1" draw:layer="layout" svg:x1="25.4cm" svg:y1="9.93cm" svg:x2="17.356cm" svg:y2="9.916cm">
          <text:p/>
        </draw:line>
        <draw:g>
          <svg:title>TexMaths</svg:title>
          <svg:desc>12§latex§$scnid,e_{scnid}$§svg§600§TRUE§</svg:desc>
          <draw:polygon draw:style-name="gr4" draw:text-style-name="P4" draw:layer="layout" svg:width="2.188cm" svg:height="0.374cm" svg:x="20.493cm" svg:y="5.939cm" svg:viewBox="0 0 2189 375" draw:points="1095,375 0,375 0,0 2189,0 2189,375">
            <text:p/>
          </draw:polygon>
          <draw:path draw:style-name="gr5" draw:text-style-name="P5" draw:layer="layout" svg:width="0.155cm" svg:height="0.191cm" svg:x="20.515cm" svg:y="6.0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text-style-name="P5" draw:layer="layout" svg:width="0.165cm" svg:height="0.191cm" svg:x="20.708cm" svg:y="6.045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
            <text:p/>
          </draw:path>
          <draw:path draw:style-name="gr5" draw:text-style-name="P5" draw:layer="layout" svg:width="0.228cm" svg:height="0.191cm" svg:x="20.884cm" svg:y="6.0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21.136cm" svg:y="5.9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21.286cm" svg:y="5.9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049cm" svg:height="0.126cm" svg:x="21.524cm" svg:y="6.187cm" svg:viewBox="0 0 50 127" svg:d="M50 44c0-27-10-44-27-44-15 0-23 11-23 23 0 11 8 23 23 23 5 0 11-3 15-6 2-2 2-2 3-2v6c0 33-15 58-29 73-5 3-5 4-5 6 0 3 3 4 4 4 5 0 39-32 39-83z">
            <text:p/>
          </draw:path>
          <draw:path draw:style-name="gr5" draw:text-style-name="P5" draw:layer="layout" svg:width="0.162cm" svg:height="0.191cm" svg:x="21.694cm" svg:y="6.0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text-style-name="P5" draw:layer="layout" svg:width="0.118cm" svg:height="0.134cm" svg:x="21.891cm" svg:y="6.1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text-style-name="P5" draw:layer="layout" svg:width="0.127cm" svg:height="0.134cm" svg:x="22.047cm" svg:y="6.164cm" svg:viewBox="0 0 128 135" svg:d="M112 17c-11 2-15 11-15 17 0 8 6 10 11 10 7 0 18-3 18-18 0-20-24-26-40-26-44 0-86 41-86 83 0 25 18 52 55 52 51 0 73-30 73-34 0-2-2-5-4-5s-3 0-5 3c-23 27-58 27-64 27-20 0-30-14-30-34 0-8 4-40 19-61 11-14 27-23 42-23 4 0 18 0 26 9z">
            <text:p/>
          </draw:path>
          <draw:path draw:style-name="gr5" draw:text-style-name="P5" draw:layer="layout" svg:width="0.18cm" svg:height="0.134cm" svg:x="22.192cm" svg:y="6.1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2.401cm" svg:y="6.0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2.524cm" svg:y="6.089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,\mathcal{S}_{scnid,hnid}$§svg§600§TRUE§</svg:desc>
          <draw:polygon draw:style-name="gr4" draw:text-style-name="P4" draw:layer="layout" svg:width="3.985cm" svg:height="0.408cm" svg:x="20.029cm" svg:y="9.365cm" svg:viewBox="0 0 3986 409" draw:points="1993,409 0,409 0,0 3986,0 3986,409">
            <text:p/>
          </draw:polygon>
          <draw:path draw:style-name="gr5" draw:text-style-name="P5" draw:layer="layout" svg:width="0.319cm" svg:height="0.288cm" svg:x="20.051cm" svg:y="9.36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text-style-name="P5" draw:layer="layout" svg:width="0.118cm" svg:height="0.133cm" svg:x="20.349cm" svg:y="9.5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0.505cm" svg:y="9.5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20.652cm" svg:y="9.5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0.859cm" svg:y="9.5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20.982cm" svg:y="9.51cm" svg:viewBox="0 0 152 209" svg:d="M151 8c1 0 1-3 1-4 0-2-1-4-4-4-5 0-30 2-38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1.172cm" svg:y="9.6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1.261cm" svg:y="9.5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1.45cm" svg:y="9.5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1.657cm" svg:y="9.5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1.78cm" svg:y="9.5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49cm" svg:height="0.126cm" svg:x="22cm" svg:y="9.60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text-style-name="P5" draw:layer="layout" svg:width="0.263cm" svg:height="0.307cm" svg:x="22.159cm" svg:y="9.354cm" svg:viewBox="0 0 264 308" svg:d="M41 205c5-1 20-11 20-17 0-2-2-2-5-2-14 0-56 18-56 60 0 30 35 62 86 62 69 0 149-48 149-105 0-41-42-60-77-76-30-13-49-31-49-55 0-8 4-25 17-36 13-12 37-13 43-13 4 0 22 1 40 8 8 5 19 10 19 28 0 6 0 8-1 13 0 1-1 2-1 4 0 3 2 3 4 3 5 0 16-5 24-12 5-3 10-9 10-26 0-21-11-27-22-31-20-10-39-10-45-10-55 0-124 42-124 91 0 35 37 52 58 61 30 14 68 33 68 69 0 27-20 63-85 63-43 0-78-27-78-56 0-8 2-16 5-23z">
            <text:p/>
          </draw:path>
          <draw:path draw:style-name="gr5" draw:text-style-name="P5" draw:layer="layout" svg:width="0.118cm" svg:height="0.133cm" svg:x="22.426cm" svg:y="9.5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2.582cm" svg:y="9.5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22.728cm" svg:y="9.5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2.935cm" svg:y="9.5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3.059cm" svg:y="9.5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3.248cm" svg:y="9.6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337cm" svg:y="9.5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3.525cm" svg:y="9.5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3.733cm" svg:y="9.5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3.857cm" svg:y="9.51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6.041cm" svg:y="17.213cm" svg:viewBox="0 0 3989 421" draw:points="1995,421 0,421 0,0 3989,0 3989,421">
            <text:p/>
          </draw:polygon>
          <draw:path draw:style-name="gr5" draw:text-style-name="P5" draw:layer="layout" svg:width="0.306cm" svg:height="0.287cm" svg:x="6.057cm" svg:y="17.2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6.418cm" svg:y="17.2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6.553cm" svg:y="17.2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6.774cm" svg:y="17.2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7.233cm" svg:y="17.2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7.506cm" svg:y="17.2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7.761cm" svg:y="17.2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7.877cm" svg:y="17.2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7.966cm" svg:y="17.3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8.158cm" svg:y="17.3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8.381cm" svg:y="17.2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8.506cm" svg:y="17.2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8.685cm" svg:y="17.4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8.854cm" svg:y="17.3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9.052cm" svg:y="17.4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9.208cm" svg:y="17.4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9.353cm" svg:y="17.4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9.561cm" svg:y="17.3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9.684cm" svg:y="17.3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9.89cm" svg:y="17.2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6" draw:text-style-name="P1" draw:layer="layout" svg:x1="0cm" svg:y1="10.668cm" svg:x2="27.686cm" svg:y2="10.668cm">
          <text:p/>
        </draw:line>
        <draw:custom-shape draw:style-name="gr7" draw:text-style-name="P6" draw:layer="layout" svg:width="6.25cm" svg:height="0.882cm" svg:x="20.574cm" svg:y="7.6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33cm" svg:y1="10.414cm" svg:x2="11.346cm" svg:y2="19.304cm">
          <text:p/>
        </draw:line>
        <draw:frame draw:style-name="gr2" draw:text-style-name="P3" draw:layer="layout" svg:width="7.61cm" svg:height="2.384cm" svg:x="7.582cm" svg:y="9.472cm">
          <draw:text-box>
            <text:p text:style-name="P2">SRN</text:p>
            <text:p text:style-name="P2"/>
          </draw:text-box>
        </draw:frame>
        <draw:g>
          <svg:title>TexMaths</svg:title>
          <svg:desc>12§latex§$scnid$§svg§600§TRUE§</svg:desc>
          <draw:polygon draw:style-name="gr4" draw:text-style-name="P4" draw:layer="layout" svg:width="0.995cm" svg:height="0.292cm" svg:x="7.474cm" svg:y="11.502cm" svg:viewBox="0 0 996 293" draw:points="498,293 0,293 0,0 996,0 996,293">
            <text:p/>
          </draw:polygon>
          <draw:path draw:style-name="gr5" draw:text-style-name="P5" draw:layer="layout" svg:width="0.155cm" svg:height="0.191cm" svg:x="7.496cm" svg:y="11.6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text-style-name="P5" draw:layer="layout" svg:width="0.165cm" svg:height="0.191cm" svg:x="7.689cm" svg:y="11.6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5" draw:text-style-name="P5" draw:layer="layout" svg:width="0.228cm" svg:height="0.191cm" svg:x="7.865cm" svg:y="11.6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8.117cm" svg:y="11.5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8.267cm" svg:y="11.5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broadcast§svg§600§TRUE§</svg:desc>
          <draw:polygon draw:style-name="gr4" draw:text-style-name="P4" draw:layer="layout" svg:width="1.777cm" svg:height="0.292cm" svg:x="7.138cm" svg:y="11.026cm" svg:viewBox="0 0 1778 293" draw:points="889,293 0,293 0,0 1778,0 1778,293">
            <text:p/>
          </draw:polygon>
          <draw:path draw:style-name="gr5" draw:text-style-name="P5" draw:layer="layout" svg:width="0.208cm" svg:height="0.298cm" svg:x="7.15cm" svg:y="11.025cm" svg:viewBox="0 0 209 299" svg:d="M61 134v-134l-61 5v13c30 0 34 2 34 24v252h9c1 0 5-6 16-26 6 9 24 31 55 31 52 0 95-42 95-96s-41-96-90-96c-33 0-51 20-58 27zM62 246v-87c0-9 0-9 5-16 17-23 40-27 51-27 18 0 33 11 44 27 11 18 12 42 12 59 0 15-1 42-13 60-9 13-25 27-48 27-19 0-35-9-45-26-6-8-6-10-6-17z">
            <text:p/>
          </draw:path>
          <draw:path draw:style-name="gr5" draw:text-style-name="P5" draw:layer="layout" svg:width="0.142cm" svg:height="0.186cm" svg:x="7.383cm" svg:y="11.13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87cm" svg:height="0.194cm" svg:x="7.548cm" svg:y="11.129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5" draw:text-style-name="P5" draw:layer="layout" svg:width="0.191cm" svg:height="0.194cm" svg:x="7.764cm" svg:y="11.129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208cm" svg:height="0.298cm" svg:x="7.971cm" svg:y="11.025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5" draw:text-style-name="P5" draw:layer="layout" svg:width="0.161cm" svg:height="0.194cm" svg:x="8.203cm" svg:y="11.129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5" draw:text-style-name="P5" draw:layer="layout" svg:width="0.19cm" svg:height="0.194cm" svg:x="8.394cm" svg:y="11.129cm" svg:viewBox="0 0 191 195" svg:d="M124 159c1 16 13 34 32 34 10 0 35-6 35-40v-25h-10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138cm" svg:height="0.194cm" svg:x="8.6cm" svg:y="11.129cm" svg:viewBox="0 0 139 195" svg:d="M74 108c10 1 45 8 45 38 0 22-15 40-48 40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8.76cm" svg:y="11.059cm" svg:viewBox="0 0 133 265" svg:d="M66 91h60v-13h-60v-78h-11c-1 35-13 80-55 82v9h36v117c0 53 40 57 55 57 30 0 42-30 42-57v-24h-11v24c0 31-13 47-28 47-28 0-28-39-28-46z">
            <text:p/>
          </draw:path>
        </draw:g>
        <draw:line draw:style-name="gr3" draw:text-style-name="P1" draw:layer="layout" svg:x1="4.606cm" svg:y1="14.34cm" svg:x2="17.356cm" svg:y2="14.34cm">
          <text:p/>
        </draw:line>
        <draw:g>
          <svg:title>TexMaths</svg:title>
          <svg:desc>12§latex§$hnid$§svg§600§TRUE§</svg:desc>
          <draw:polygon draw:style-name="gr4" draw:text-style-name="P4" draw:layer="layout" svg:width="0.858cm" svg:height="0.292cm" svg:x="7.46cm" svg:y="13.88cm" svg:viewBox="0 0 859 293" draw:points="429,293 0,293 0,0 859,0 859,293">
            <text:p/>
          </draw:polygon>
          <draw:path draw:style-name="gr5" draw:text-style-name="P5" draw:layer="layout" svg:width="0.208cm" svg:height="0.298cm" svg:x="7.483cm" svg:y="13.879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5" draw:text-style-name="P5" draw:layer="layout" svg:width="0.228cm" svg:height="0.191cm" svg:x="7.714cm" svg:y="13.986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7.966cm" svg:y="13.893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8.116cm" svg:y="13.879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text-style-name="P1" draw:layer="layout" svg:x1="11.33cm" svg:y1="15.41cm" svg:x2="4.588cm" svg:y2="15.41cm">
          <text:p/>
        </draw:line>
        <draw:line draw:style-name="gr3" draw:text-style-name="P1" draw:layer="layout" svg:x1="4.588cm" svg:y1="14.34cm" svg:x2="11.446cm" svg:y2="14.34cm">
          <text:p/>
        </draw:line>
        <draw:line draw:style-name="gr3" draw:text-style-name="P1" draw:layer="layout" svg:x1="17.356cm" svg:y1="15.41cm" svg:x2="11.33cm" svg:y2="15.41cm">
          <text:p/>
        </draw:line>
        <draw:g>
          <svg:title>TexMaths</svg:title>
          <svg:desc>12§latex§\begin{eqnarray*}
\text{compute} \matchcal{X}_{scnid,hnid} , \mathcal{S}_{scnid,hnid}  
\end{eqnarray*}§svg§600§TRUE§</svg:desc>
          <draw:polygon draw:style-name="gr4" draw:text-style-name="P4" draw:layer="layout" svg:width="5.603cm" svg:height="0.408cm" svg:x="20.783cm" svg:y="7.928cm" svg:viewBox="0 0 5604 409" draw:points="2802,409 0,409 0,0 5604,0 5604,409">
            <text:p/>
          </draw:polygon>
          <draw:path draw:style-name="gr5" draw:text-style-name="P5" draw:layer="layout" svg:width="0.161cm" svg:height="0.193cm" svg:x="20.797cm" svg:y="8.02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87cm" svg:height="0.193cm" svg:x="20.981cm" svg:y="8.026cm" svg:viewBox="0 0 188 194" svg:d="M188 100c0-56-43-100-94-100-53 0-94 47-94 100 0 54 44 94 94 94 51 0 94-40 94-94zM94 184c-18 0-36-9-48-28-11-19-11-44-11-60 0-17 0-40 11-59 10-19 31-27 48-27 19 0 37 9 48 27 10 18 10 42 10 59 0 16 0 38-8 56-10 20-29 32-50 32z">
            <text:p/>
          </draw:path>
          <draw:path draw:style-name="gr5" draw:text-style-name="P5" draw:layer="layout" svg:width="0.329cm" svg:height="0.186cm" svg:x="21.193cm" svg:y="8.02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541cm" svg:y="8.029cm" svg:viewBox="0 0 209 270" svg:d="M61 28v-28l-61 5v13c30 0 34 2 34 20v200c0 19-5 19-34 19v13c14-1 36-2 48-2 11 0 32 1 48 2v-13c-29 0-34 0-34-19v-72-4c3 7 21 30 52 30 50 0 95-42 95-96s-41-96-89-96c-32 0-50 19-59 28zM62 139v-95c12-21 34-33 56-33 30 0 56 37 56 85 0 50-30 86-61 86-17 0-34-8-45-25-6-9-6-9-6-18z">
            <text:p/>
          </draw:path>
          <draw:path draw:style-name="gr5" draw:text-style-name="P5" draw:layer="layout" svg:width="0.213cm" svg:height="0.191cm" svg:x="21.777cm" svg:y="8.02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text-style-name="P5" draw:layer="layout" svg:width="0.132cm" svg:height="0.264cm" svg:x="22.005cm" svg:y="7.955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163cm" svg:height="0.193cm" svg:x="22.173cm" svg:y="8.02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348cm" svg:height="0.288cm" svg:x="22.365cm" svg:y="7.927cm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4-22 4 0 9 0 9-8 0 0 0-5-6-5-13 0-26 1-39 1-16 0-33-1-47-1-3 0-9 0-9 8 0 4 3 5 5 5 4 0 17 1 17 13 0 6-5 11-7 16z">
            <text:p/>
          </draw:path>
          <draw:path draw:style-name="gr5" draw:text-style-name="P5" draw:layer="layout" svg:width="0.118cm" svg:height="0.133cm" svg:x="22.722cm" svg:y="8.14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2.878cm" svg:y="8.147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23.023cm" svg:y="8.14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3.231cm" svg:y="8.0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3.355cm" svg:y="8.07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3.544cm" svg:y="8.245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633cm" svg:y="8.073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3.821cm" svg:y="8.14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5" draw:text-style-name="P5" draw:layer="layout" svg:width="0.09cm" svg:height="0.199cm" svg:x="24.029cm" svg:y="8.0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24.153cm" svg:y="8.073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49cm" svg:height="0.126cm" svg:x="24.372cm" svg:y="8.17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263cm" svg:height="0.307cm" svg:x="24.531cm" svg:y="7.917cm" svg:viewBox="0 0 264 308" svg:d="M41 205c5-1 20-11 20-17 0-2-2-2-5-2-14 0-56 18-56 60 0 30 35 62 86 62 69 0 149-48 149-105 0-41-42-60-77-76-30-13-49-31-49-55 0-8 4-25 17-36 13-12 37-13 43-13 4 0 22 1 40 8 8 5 19 10 19 28 0 6 0 8-1 13 0 1-1 2-1 4 0 3 2 3 4 3 5 0 16-5 24-12 5-3 10-9 10-26 0-21-11-27-22-31-20-10-39-10-45-10-55 0-124 42-124 91 0 35 37 52 58 61 30 14 68 33 68 69 0 27-20 63-85 63-43 0-78-27-78-56 0-8 2-16 5-23z">
            <text:p/>
          </draw:path>
          <draw:path draw:style-name="gr5" draw:text-style-name="P5" draw:layer="layout" svg:width="0.118cm" svg:height="0.133cm" svg:x="24.798cm" svg:y="8.14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4.954cm" svg:y="8.147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25.101cm" svg:y="8.14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5.308cm" svg:y="8.0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5.431cm" svg:y="8.073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5.621cm" svg:y="8.245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5.71cm" svg:y="8.073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5.899cm" svg:y="8.14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6.106cm" svg:y="8.0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26.229cm" svg:y="8.073cm" svg:viewBox="0 0 152 209" svg:d="M151 8c1 0 1-3 1-4 0-2-1-4-4-4-5 0-30 2-38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</draw:g>
        <draw:line draw:style-name="gr6" draw:text-style-name="P1" draw:layer="layout" svg:x1="0cm" svg:y1="5.588cm" svg:x2="27.432cm" svg:y2="5.588cm">
          <text:p/>
        </draw:line>
        <draw:line draw:style-name="gr8" draw:text-style-name="P1" draw:layer="layout" svg:x1="28cm" svg:y1="-2.54cm" svg:x2="0cm" svg:y2="-2.54cm">
          <text:p/>
        </draw:line>
        <draw:custom-shape draw:style-name="gr9" draw:text-style-name="P6" draw:layer="layout" svg:width="4.318cm" svg:height="1.282cm" svg:x="3.556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text-style-name="P4" draw:layer="layout" svg:width="3.922cm" svg:height="0.798cm" svg:x="3.656cm" svg:y="12.707cm" svg:viewBox="0 0 3923 799" draw:points="1962,799 0,799 0,0 3923,0 3923,799">
            <text:p/>
          </draw:polygon>
          <draw:path draw:style-name="gr5" draw:text-style-name="P5" draw:layer="layout" svg:width="0.132cm" svg:height="0.264cm" svg:x="4.297cm" svg:y="12.74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466cm" svg:y="12.7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698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026cm" svg:y="12.7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342cm" svg:y="12.7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8cm" svg:height="0.298cm" svg:x="5.769cm" svg:y="12.7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6.189cm" svg:y="12.8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09cm" svg:height="0.282cm" svg:x="6.375cm" svg:y="12.7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08cm" svg:height="0.298cm" svg:x="6.493cm" svg:y="12.7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.723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6.912cm" svg:y="12.8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7.213cm" svg:y="12.74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87cm" svg:height="0.193cm" svg:x="7.38cm" svg:y="12.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text-style-name="P5" draw:layer="layout" svg:width="0.191cm" svg:height="0.193cm" svg:x="3.674cm" svg:y="13.3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3.874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32cm" svg:height="0.264cm" svg:x="4.03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91cm" svg:height="0.193cm" svg:x="4.21cm" svg:y="13.3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61cm" svg:height="0.193cm" svg:x="4.417cm" svg:y="13.3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213cm" svg:height="0.293cm" svg:x="4.592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289cm" svg:height="0.186cm" svg:x="4.959cm" svg:y="13.3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text-style-name="P5" draw:layer="layout" svg:width="0.09cm" svg:height="0.282cm" svg:x="5.27cm" svg:y="13.2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132cm" svg:height="0.264cm" svg:x="5.3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5.55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32cm" svg:height="0.264cm" svg:x="5.91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6.086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6.319cm" svg:y="13.3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87cm" svg:height="0.307cm" svg:x="6.657cm" svg:y="13.2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5" draw:text-style-name="P5" draw:layer="layout" svg:width="0.257cm" svg:height="0.307cm" svg:x="6.891cm" svg:y="13.2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5" draw:text-style-name="P5" draw:layer="layout" svg:width="0.288cm" svg:height="0.288cm" svg:x="7.184cm" svg:y="13.2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hnid$§svg§600§TRUE§</svg:desc>
          <draw:polygon draw:style-name="gr4" draw:text-style-name="P4" draw:layer="layout" svg:width="0.858cm" svg:height="0.292cm" svg:x="13.861cm" svg:y="13.881cm" svg:viewBox="0 0 859 293" draw:points="430,293 0,293 0,0 859,0 859,293">
            <text:p/>
          </draw:polygon>
          <draw:path draw:style-name="gr5" draw:text-style-name="P5" draw:layer="layout" svg:width="0.208cm" svg:height="0.298cm" svg:x="13.884cm" svg:y="13.88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5" draw:text-style-name="P5" draw:layer="layout" svg:width="0.228cm" svg:height="0.191cm" svg:x="14.115cm" svg:y="13.987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14.367cm" svg:y="13.89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14.517cm" svg:y="13.88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\mathcal{X}_{scnid,hnid},\mathcal{S}_{scnid,hnid}$§svg§600§TRUE§</svg:desc>
          <draw:polygon draw:style-name="gr4" draw:text-style-name="P4" draw:layer="layout" svg:width="3.985cm" svg:height="0.408cm" svg:x="12.329cm" svg:y="14.865cm" svg:viewBox="0 0 3986 409" draw:points="1993,409 0,409 0,0 3986,0 3986,409">
            <text:p/>
          </draw:polygon>
          <draw:path draw:style-name="gr5" draw:text-style-name="P5" draw:layer="layout" svg:width="0.319cm" svg:height="0.288cm" svg:x="12.351cm" svg:y="14.86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text-style-name="P5" draw:layer="layout" svg:width="0.118cm" svg:height="0.133cm" svg:x="12.649cm" svg:y="15.0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2.805cm" svg:y="15.0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12.952cm" svg:y="15.0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3.159cm" svg:y="15.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13.282cm" svg:y="15.01cm" svg:viewBox="0 0 152 209" svg:d="M151 8c1 0 1-3 1-4 0-2-1-4-4-4-5 0-30 2-38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13.472cm" svg:y="15.1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13.561cm" svg:y="15.0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13.75cm" svg:y="15.0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3.957cm" svg:y="15.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14.08cm" svg:y="15.0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49cm" svg:height="0.126cm" svg:x="14.3cm" svg:y="15.10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text-style-name="P5" draw:layer="layout" svg:width="0.263cm" svg:height="0.307cm" svg:x="14.459cm" svg:y="14.854cm" svg:viewBox="0 0 264 308" svg:d="M41 205c5-1 20-11 20-17 0-2-2-2-5-2-14 0-56 18-56 60 0 30 35 62 86 62 69 0 149-48 149-105 0-41-42-60-77-76-30-13-49-31-49-55 0-8 4-25 17-36 13-12 37-13 43-13 4 0 22 1 40 8 8 5 19 10 19 28 0 6 0 8-1 13 0 1-1 2-1 4 0 3 2 3 4 3 5 0 16-5 24-12 5-3 10-9 10-26 0-21-11-27-22-31-20-10-39-10-45-10-55 0-124 42-124 91 0 35 37 52 58 61 30 14 68 33 68 69 0 27-20 63-85 63-43 0-78-27-78-56 0-8 2-16 5-23z">
            <text:p/>
          </draw:path>
          <draw:path draw:style-name="gr5" draw:text-style-name="P5" draw:layer="layout" svg:width="0.118cm" svg:height="0.133cm" svg:x="14.726cm" svg:y="15.0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4.882cm" svg:y="15.0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15.028cm" svg:y="15.0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5.235cm" svg:y="15.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15.359cm" svg:y="15.0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15.548cm" svg:y="15.1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15.637cm" svg:y="15.0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15.825cm" svg:y="15.0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6.033cm" svg:y="15.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16.157cm" svg:y="15.01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\mathcal{X}_{scnid,hnid},\mathcal{S}_{scnid,hnid}$§svg§600§TRUE§</svg:desc>
          <draw:polygon draw:style-name="gr4" draw:text-style-name="P4" draw:layer="layout" svg:width="3.985cm" svg:height="0.408cm" svg:x="5.929cm" svg:y="14.765cm" svg:viewBox="0 0 3986 409" draw:points="1993,409 0,409 0,0 3986,0 3986,409">
            <text:p/>
          </draw:polygon>
          <draw:path draw:style-name="gr5" draw:text-style-name="P5" draw:layer="layout" svg:width="0.319cm" svg:height="0.288cm" svg:x="5.951cm" svg:y="14.76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text-style-name="P5" draw:layer="layout" svg:width="0.118cm" svg:height="0.133cm" svg:x="6.249cm" svg:y="14.9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6.405cm" svg:y="14.9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6.552cm" svg:y="14.9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6.759cm" svg:y="14.9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6.882cm" svg:y="14.91cm" svg:viewBox="0 0 152 209" svg:d="M151 8c1 0 1-3 1-4 0-2-1-4-4-4-5 0-30 2-38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7.072cm" svg:y="15.0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7.161cm" svg:y="14.9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7.35cm" svg:y="14.9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7.557cm" svg:y="14.9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7.68cm" svg:y="14.9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49cm" svg:height="0.126cm" svg:x="7.9cm" svg:y="15.00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text-style-name="P5" draw:layer="layout" svg:width="0.263cm" svg:height="0.307cm" svg:x="8.059cm" svg:y="14.754cm" svg:viewBox="0 0 264 308" svg:d="M41 205c5-1 20-11 20-17 0-2-2-2-5-2-14 0-56 18-56 60 0 30 35 62 86 62 69 0 149-48 149-105 0-41-42-60-77-76-30-13-49-31-49-55 0-8 4-25 17-36 13-12 37-13 43-13 4 0 22 1 40 8 8 5 19 10 19 28 0 6 0 8-1 13 0 1-1 2-1 4 0 3 2 3 4 3 5 0 16-5 24-12 5-3 10-9 10-26 0-21-11-27-22-31-20-10-39-10-45-10-55 0-124 42-124 91 0 35 37 52 58 61 30 14 68 33 68 69 0 27-20 63-85 63-43 0-78-27-78-56 0-8 2-16 5-23z">
            <text:p/>
          </draw:path>
          <draw:path draw:style-name="gr5" draw:text-style-name="P5" draw:layer="layout" svg:width="0.118cm" svg:height="0.133cm" svg:x="8.326cm" svg:y="14.9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8.482cm" svg:y="14.98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text-style-name="P5" draw:layer="layout" svg:width="0.18cm" svg:height="0.133cm" svg:x="8.628cm" svg:y="14.9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8.835cm" svg:y="14.9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8.959cm" svg:y="14.9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9.148cm" svg:y="15.08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9.237cm" svg:y="14.9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9.425cm" svg:y="14.984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9.633cm" svg:y="14.9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9.757cm" svg:y="14.91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line draw:style-name="gr3" draw:text-style-name="P1" draw:layer="layout" svg:x1="11.33cm" svg:y1="17.788cm" svg:x2="17.356cm" svg:y2="17.78cm">
          <text:p/>
        </draw:line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12.341cm" svg:y="17.213cm" svg:viewBox="0 0 3989 421" draw:points="1995,421 0,421 0,0 3989,0 3989,421">
            <text:p/>
          </draw:polygon>
          <draw:path draw:style-name="gr5" draw:text-style-name="P5" draw:layer="layout" svg:width="0.306cm" svg:height="0.287cm" svg:x="12.357cm" svg:y="17.2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12.718cm" svg:y="17.2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12.853cm" svg:y="17.2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13.074cm" svg:y="17.2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13.533cm" svg:y="17.2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13.806cm" svg:y="17.2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14.061cm" svg:y="17.2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14.177cm" svg:y="17.2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14.266cm" svg:y="17.3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14.458cm" svg:y="17.3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14.681cm" svg:y="17.2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14.806cm" svg:y="17.2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14.985cm" svg:y="17.4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15.154cm" svg:y="17.3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15.352cm" svg:y="17.4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5.508cm" svg:y="17.4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15.653cm" svg:y="17.4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5.861cm" svg:y="17.3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15.984cm" svg:y="17.3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16.19cm" svg:y="17.2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0" draw:text-style-name="P6" draw:layer="layout" svg:width="4.342cm" svg:height="1.211cm" svg:x="3.532cm" svg:y="15.8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alidates\\
the certificate§svg§600§TRUE§</svg:desc>
          <draw:polygon draw:style-name="gr4" draw:text-style-name="P4" draw:layer="layout" svg:width="3.7cm" svg:height="0.798cm" svg:x="3.758cm" svg:y="16.008cm" svg:viewBox="0 0 3701 799" draw:points="1851,799 0,799 0,0 3701,0 3701,799">
            <text:p/>
          </draw:polygon>
          <draw:path draw:style-name="gr5" draw:text-style-name="P5" draw:layer="layout" svg:width="0.132cm" svg:height="0.264cm" svg:x="4.399cm" svg:y="16.041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568cm" svg:y="16.00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8cm" svg:y="16.1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128cm" svg:y="16.012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444cm" svg:y="16.013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7cm" svg:height="0.186cm" svg:x="5.864cm" svg:y="16.119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text-style-name="P5" draw:layer="layout" svg:width="0.19cm" svg:height="0.193cm" svg:x="6.073cm" svg:y="16.11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094cm" svg:height="0.293cm" svg:x="6.279cm" svg:y="16.007cm" svg:viewBox="0 0 95 294" svg:d="M61 0l-61 5v13c30 0 34 2 34 24v220c0 19-5 19-34 19v13c14 0 37-1 48-1 10 0 31 1 47 1v-13c-29 0-34 0-34-19z">
            <text:p/>
          </draw:path>
          <draw:path draw:style-name="gr5" draw:text-style-name="P5" draw:layer="layout" svg:width="0.09cm" svg:height="0.282cm" svg:x="6.396cm" svg:y="16.01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08cm" svg:height="0.298cm" svg:x="6.513cm" svg:y="16.00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9cm" svg:height="0.193cm" svg:x="6.75cm" svg:y="16.11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6.95cm" svg:y="16.041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163cm" svg:height="0.193cm" svg:x="7.117cm" svg:y="16.1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7.307cm" svg:y="16.11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3.766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3.934cm" svg:y="16.51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167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4.496cm" svg:y="16.6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63cm" svg:height="0.193cm" svg:x="4.681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42cm" svg:height="0.186cm" svg:x="4.868cm" svg:y="16.6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32cm" svg:height="0.264cm" svg:x="5.029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09cm" svg:height="0.282cm" svg:x="5.198cm" svg:y="16.52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11cm" svg:height="0.298cm" svg:x="5.312cm" svg:y="16.50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text-style-name="P5" draw:layer="layout" svg:width="0.161cm" svg:height="0.193cm" svg:x="5.548cm" svg:y="16.6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9cm" svg:height="0.193cm" svg:x="5.738cm" svg:y="16.616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5.939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63cm" svg:height="0.193cm" svg:x="6.107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1" draw:text-style-name="P6" draw:layer="layout" svg:width="6.07cm" svg:height="1.897cm" svg:x="20.774cm" svg:y="2.4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text-style-name="P4" draw:layer="layout" svg:width="3.705cm" svg:height="0.374cm" svg:x="20.932cm" svg:y="2.795cm" svg:viewBox="0 0 3706 375" draw:points="1853,375 0,375 0,0 3706,0 3706,375">
            <text:p/>
          </draw:polygon>
          <draw:path draw:style-name="gr5" draw:text-style-name="P5" draw:layer="layout" svg:width="0.193cm" svg:height="0.279cm" svg:x="20.944cm" svg:y="2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5" draw:text-style-name="P5" draw:layer="layout" svg:width="0.163cm" svg:height="0.194cm" svg:x="21.154cm" svg:y="2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213cm" svg:height="0.186cm" svg:x="21.342cm" svg:y="2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5" draw:layer="layout" svg:width="0.163cm" svg:height="0.194cm" svg:x="21.574cm" svg:y="2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42cm" svg:height="0.186cm" svg:x="21.761cm" svg:y="2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9cm" svg:height="0.194cm" svg:x="21.932cm" svg:y="2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132cm" svg:height="0.264cm" svg:x="22.132cm" svg:y="2.828cm" svg:viewBox="0 0 133 265" svg:d="M66 91h60v-13h-60v-78h-11c-1 35-13 80-55 82v9h36v117c0 53 40 57 55 57 30 0 42-30 42-57v-24h-11v24c0 31-12 47-28 47-28 0-28-39-28-46z">
            <text:p/>
          </draw:path>
          <draw:path draw:style-name="gr5" draw:text-style-name="P5" draw:layer="layout" svg:width="0.163cm" svg:height="0.194cm" svg:x="22.299cm" svg:y="2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62cm" svg:height="0.191cm" svg:x="22.634cm" svg:y="2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5" draw:text-style-name="P5" draw:layer="layout" svg:width="0.161cm" svg:height="0.208cm" svg:x="22.833cm" svg:y="2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3.021cm" svg:y="3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3.229cm" svg:y="2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3.351cm" svg:y="2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text-style-name="P5" draw:layer="layout" svg:width="0.049cm" svg:height="0.126cm" svg:x="23.569cm" svg:y="3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text-style-name="P5" draw:layer="layout" svg:width="0.201cm" svg:height="0.298cm" svg:x="23.737cm" svg:y="2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161cm" svg:height="0.208cm" svg:x="23.96cm" svg:y="2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4.148cm" svg:y="3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4.356cm" svg:y="2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4.48cm" svg:y="2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,\mathcal{S}_{hnid,hnid}$§svg§600§TRUE§</svg:desc>
          <draw:polygon draw:style-name="gr4" draw:text-style-name="P4" draw:layer="layout" svg:width="5.465cm" svg:height="0.408cm" svg:x="20.962cm" svg:y="3.38cm" svg:viewBox="0 0 5466 409" draw:points="2734,409 0,409 0,0 5466,0 5466,409">
            <text:p/>
          </draw:polygon>
          <draw:path draw:style-name="gr5" draw:text-style-name="P5" draw:layer="layout" svg:width="0.161cm" svg:height="0.193cm" svg:x="20.976cm" svg:y="3.478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87cm" svg:height="0.193cm" svg:x="21.16cm" svg:y="3.478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text-style-name="P5" draw:layer="layout" svg:width="0.329cm" svg:height="0.186cm" svg:x="21.372cm" svg:y="3.48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72cm" svg:y="3.481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text-style-name="P5" draw:layer="layout" svg:width="0.213cm" svg:height="0.191cm" svg:x="21.956cm" svg:y="3.481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text-style-name="P5" draw:layer="layout" svg:width="0.132cm" svg:height="0.264cm" svg:x="22.184cm" svg:y="3.407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163cm" svg:height="0.193cm" svg:x="22.352cm" svg:y="3.478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319cm" svg:height="0.288cm" svg:x="22.688cm" svg:y="3.379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text-style-name="P5" draw:layer="layout" svg:width="0.161cm" svg:height="0.208cm" svg:x="22.989cm" svg:y="3.52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3.177cm" svg:y="3.59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5" draw:text-style-name="P5" draw:layer="layout" svg:width="0.09cm" svg:height="0.199cm" svg:x="23.385cm" svg:y="3.53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23.507cm" svg:y="3.525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3.698cm" svg:y="3.697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787cm" svg:y="3.52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3.975cm" svg:y="3.599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4.183cm" svg:y="3.53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4.305cm" svg:y="3.52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49cm" svg:height="0.126cm" svg:x="24.526cm" svg:y="3.622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263cm" svg:height="0.307cm" svg:x="24.684cm" svg:y="3.369cm" svg:viewBox="0 0 264 308" svg:d="M41 205c5-1 20-11 20-17 0-2-2-2-5-2-14 0-56 18-56 60 0 30 35 62 86 62 69 0 149-48 149-105 0-41-42-60-77-76-30-13-49-31-49-55 0-8 4-25 17-36 13-12 37-13 43-13 4 0 22 1 40 8 8 5 19 10 19 28 0 6 0 8-1 13 0 1-1 2-1 4 0 3 2 3 4 3 5 0 16-5 24-12 5-3 10-9 10-26 0-21-11-27-22-31-20-10-39-10-45-10-55 0-124 42-124 91 0 35 37 52 58 61 30 14 68 33 68 69 0 27-20 63-85 63-43 0-78-27-78-56 0-8 2-16 5-23z">
            <text:p/>
          </draw:path>
          <draw:path draw:style-name="gr5" draw:text-style-name="P5" draw:layer="layout" svg:width="0.161cm" svg:height="0.208cm" svg:x="24.953cm" svg:y="3.52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5.142cm" svg:y="3.599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5.349cm" svg:y="3.53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
            <text:p/>
          </draw:path>
          <draw:path draw:style-name="gr5" draw:text-style-name="P5" draw:layer="layout" svg:width="0.151cm" svg:height="0.208cm" svg:x="25.472cm" svg:y="3.52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text-style-name="P5" draw:layer="layout" svg:width="0.037cm" svg:height="0.091cm" svg:x="25.662cm" svg:y="3.697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5.751cm" svg:y="3.52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0-49 24z">
            <text:p/>
          </draw:path>
          <draw:path draw:style-name="gr5" draw:text-style-name="P5" draw:layer="layout" svg:width="0.18cm" svg:height="0.133cm" svg:x="25.94cm" svg:y="3.59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5" draw:text-style-name="P5" draw:layer="layout" svg:width="0.09cm" svg:height="0.199cm" svg:x="26.147cm" svg:y="3.53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text-style-name="P5" draw:layer="layout" svg:width="0.151cm" svg:height="0.208cm" svg:x="26.27cm" svg:y="3.525cm" svg:viewBox="0 0 152 209" svg:d="M151 8c1 0 1-3 1-4 0-2-1-4-4-4-5 0-30 2-38 2-2 2-7 2-7 8 0 4 5 4 9 4 14 0 14 2 14 4s-1 5-1 7l-18 67c-6-9-16-16-30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custom-shape draw:style-name="gr12" draw:text-style-name="P8" draw:layer="layout" svg:width="15.032cm" svg:height="1.924cm" svg:x="4.018cm" svg:y="2.394cm">
          <text:p text:style-name="P7"><text:span text:style-name="T1">Network installation phase when SCN and HN are the same enti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2.446cm" svg:height="1.778cm" svg:x="4.018cm" svg:y="7.194cm">
          <text:p text:style-name="P7"><text:span text:style-name="T1">Roaming agreement phase, SCN and HN are different</text:span></text:p>
          <text:p text:style-name="P7"><text:span text:style-name="T1">entiti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72cm" svg:y1="11.63cm" svg:x2="11.33cm" svg:y2="11.63cm">
          <text:p/>
        </draw:line>
        <draw:g>
          <svg:title>TexMaths</svg:title>
          <svg:desc>12§latex§$scnid$§svg§600§TRUE§</svg:desc>
          <draw:polygon draw:style-name="gr4" draw:text-style-name="P4" draw:layer="layout" svg:width="0.995cm" svg:height="0.292cm" svg:x="13.816cm" svg:y="11.177cm" svg:viewBox="0 0 996 293" draw:points="498,293 0,293 0,0 996,0 996,293">
            <text:p/>
          </draw:polygon>
          <draw:path draw:style-name="gr5" draw:text-style-name="P5" draw:layer="layout" svg:width="0.155cm" svg:height="0.191cm" svg:x="13.838cm" svg:y="11.283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text-style-name="P5" draw:layer="layout" svg:width="0.165cm" svg:height="0.191cm" svg:x="14.031cm" svg:y="11.283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5" draw:text-style-name="P5" draw:layer="layout" svg:width="0.228cm" svg:height="0.191cm" svg:x="14.207cm" svg:y="11.283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14.459cm" svg:y="11.19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14.609cm" svg:y="11.176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02:21:18.821557542</dc:date>
    <meta:editing-duration>PT12H34M36S</meta:editing-duration>
    <meta:editing-cycles>27</meta:editing-cycles>
    <meta:generator>LibreOffice/5.1.4.2$Linux_X86_64 LibreOffice_project/10m0$Build-2</meta:generator>
    <meta:document-statistic meta:object-count="364"/>
  </office:meta>
</office:document-meta>
</file>